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/>
      <style:text-properties fo:font-size="10pt" officeooo:paragraph-rsid="0016cef4" style:font-size-asian="10pt" style:font-size-complex="10pt"/>
    </style:style>
    <style:style style:name="P4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50%"/>
    </style:style>
    <style:style style:name="P6" style:family="paragraph" style:parent-style-name="List_20_Paragraph" style:list-style-name="WWNum2">
      <style:paragraph-properties fo:margin-top="0cm" fo:margin-bottom="0cm" style:contextual-spacing="true" fo:line-height="150%"/>
      <style:text-properties fo:font-size="10pt" fo:font-weight="bold" officeooo:rsid="000e44a1" officeooo:paragraph-rsid="000e44a1" style:font-size-asian="10pt" style:font-weight-asian="bold" style:font-size-complex="10pt" style:font-weight-complex="bold"/>
    </style:style>
    <style:style style:name="P7" style:family="paragraph" style:parent-style-name="List_20_Paragraph" style:list-style-name="WWNum2">
      <style:paragraph-properties fo:margin-top="0cm" fo:margin-bottom="0cm" style:contextual-spacing="true" fo:line-height="150%"/>
      <style:text-properties fo:font-size="10pt" fo:font-weight="normal" officeooo:rsid="000e44a1" officeooo:paragraph-rsid="000e44a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/>
      <style:text-properties fo:font-weight="bold" officeooo:rsid="0009bcb5" officeooo:paragraph-rsid="000e44a1" style:font-weight-asian="bold" style:font-weight-complex="bold"/>
    </style:style>
    <style:style style:name="P9" style:family="paragraph" style:parent-style-name="Standard">
      <style:paragraph-properties fo:margin-top="0cm" fo:margin-bottom="0.182cm" style:contextual-spacing="false" fo:line-height="100%"/>
      <style:text-properties fo:font-style="italic" fo:font-weight="normal" officeooo:rsid="0009bcb5" officeooo:paragraph-rsid="000e44a1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paragraph-properties fo:margin-top="0cm" fo:margin-bottom="0.182cm" style:contextual-spacing="false" fo:line-height="100%"/>
      <style:text-properties fo:font-size="10pt" fo:font-style="normal" fo:font-weight="normal" officeooo:rsid="0009bcb5" officeooo:paragraph-rsid="000e44a1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paragraph-properties fo:margin-top="0cm" fo:margin-bottom="0.182cm" style:contextual-spacing="false" fo:line-height="100%"/>
      <style:text-properties fo:font-weight="normal" officeooo:rsid="000b5fd3" officeooo:paragraph-rsid="000e44a1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fo:font-weight="bold" officeooo:paragraph-rsid="000e44a1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weight="bold" officeooo:paragraph-rsid="00088e79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0d18c9"/>
    </style:style>
    <style:style style:name="P15" style:family="paragraph" style:parent-style-name="List_20_Paragraph" style:list-style-name="WWNum5">
      <style:paragraph-properties fo:margin-top="0cm" fo:margin-bottom="0cm" style:contextual-spacing="true" fo:line-height="100%"/>
      <style:text-properties fo:font-size="10pt" officeooo:rsid="00069092" officeooo:paragraph-rsid="000d18c9" style:font-size-asian="10pt" style:font-size-complex="10pt"/>
    </style:style>
    <style:style style:name="P16" style:family="paragraph" style:parent-style-name="List_20_Paragraph" style:list-style-name="WWNum5">
      <style:paragraph-properties fo:margin-top="0cm" fo:margin-bottom="0cm" style:contextual-spacing="true" fo:line-height="100%"/>
      <style:text-properties fo:font-size="10pt" officeooo:rsid="00087490" officeooo:paragraph-rsid="000d18c9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officeooo:paragraph-rsid="00088e79"/>
    </style:style>
    <style:style style:name="P18" style:family="paragraph" style:parent-style-name="List_20_Paragraph" style:list-style-name="WWNum6">
      <style:paragraph-properties fo:margin-top="0cm" fo:margin-bottom="0cm" style:contextual-spacing="true" fo:line-height="100%"/>
      <style:text-properties officeooo:paragraph-rsid="00088e79"/>
    </style:style>
    <style:style style:name="P19" style:family="paragraph" style:parent-style-name="Standard">
      <style:paragraph-properties fo:line-height="100%"/>
      <style:text-properties fo:font-weight="bold" officeooo:paragraph-rsid="00088e79" style:font-weight-asian="bold" style:font-weight-complex="bold"/>
    </style:style>
    <style:style style:name="P20" style:family="paragraph" style:parent-style-name="List_20_Paragraph" style:list-style-name="WWNum4">
      <style:paragraph-properties fo:margin-top="0cm" fo:margin-bottom="0cm" style:contextual-spacing="true" fo:line-height="100%"/>
      <style:text-properties officeooo:paragraph-rsid="000d18c9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weight="bold" officeooo:paragraph-rsid="000d18c9" style:font-weight-asian="bold" style:font-weight-complex="bold"/>
    </style:style>
    <style:style style:name="P22" style:family="paragraph" style:parent-style-name="List_20_Paragraph" style:list-style-name="WWNum1">
      <style:paragraph-properties fo:margin-top="0cm" fo:margin-bottom="0cm" style:contextual-spacing="true" fo:line-height="100%"/>
      <style:text-properties officeooo:paragraph-rsid="00088e79"/>
    </style:style>
    <style:style style:name="P23" style:family="paragraph" style:parent-style-name="Heading_20_3">
      <loext:graphic-properties draw:fill="solid" draw:fill-color="#ffffff"/>
      <style:paragraph-properties fo:margin-top="0.494cm" fo:margin-bottom="0cm" style:contextual-spacing="false" fo:background-color="#ffffff"/>
      <style:text-properties fo:font-size="10pt" style:text-underline-style="none" fo:font-weight="normal" officeooo:rsid="0005e432" officeooo:paragraph-rsid="0005e432" style:font-size-asian="8.75pt" style:font-weight-asian="normal" style:font-size-complex="10pt" style:font-weight-complex="normal"/>
    </style:style>
    <style:style style:name="P24" style:family="paragraph" style:parent-style-name="Heading_20_3">
      <loext:graphic-properties draw:fill="solid" draw:fill-color="#ffffff"/>
      <style:paragraph-properties fo:margin-top="0.494cm" fo:margin-bottom="0cm" style:contextual-spacing="false" fo:background-color="#ffffff"/>
      <style:text-properties fo:font-size="10pt" style:text-underline-style="none" fo:font-weight="normal" officeooo:rsid="0017b664" officeooo:paragraph-rsid="0017b664" style:font-size-asian="8.75pt" style:font-weight-asian="normal" style:font-size-complex="10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ca40"/>
    </style:style>
    <style:style style:name="T4" style:family="text">
      <style:text-properties officeooo:rsid="00087490"/>
    </style:style>
    <style:style style:name="T5" style:family="text">
      <style:text-properties style:text-position="super 58%" officeooo:rsid="00087490"/>
    </style:style>
    <style:style style:name="T6" style:family="text">
      <style:text-properties officeooo:rsid="00147bb8"/>
    </style:style>
    <style:style style:name="T7" style:family="text">
      <style:text-properties officeooo:rsid="00158713"/>
    </style:style>
    <style:style style:name="T8" style:family="text">
      <style:text-properties officeooo:rsid="0016cef4"/>
    </style:style>
    <style:style style:name="T9" style:family="text">
      <style:text-properties officeooo:rsid="0017b664"/>
    </style:style>
    <style:style style:name="T10" style:family="text">
      <style:text-properties fo:font-weight="bold" officeooo:rsid="000e44a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f998" style:font-weight-asian="normal" style:font-weight-complex="normal"/>
    </style:style>
    <style:style style:name="T13" style:family="text">
      <style:text-properties officeooo:rsid="000b5fd3"/>
    </style:style>
    <style:style style:name="T14" style:family="text">
      <style:text-properties fo:font-size="10pt" fo:font-style="normal" style:font-size-asian="10pt" style:font-style-asian="normal" style:font-size-complex="10pt" style:font-style-complex="normal"/>
    </style:style>
    <style:style style:name="T15" style:family="text">
      <style:text-properties fo:font-size="10pt" fo:font-style="normal" officeooo:rsid="000c964a" style:font-size-asian="10pt" style:font-style-asian="normal" style:font-size-complex="10pt" style:font-style-complex="normal"/>
    </style:style>
    <style:style style:name="T16" style:family="text">
      <style:text-properties fo:font-weight="bold" officeooo:rsid="0005e432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5e432" style:font-style-asian="italic" style:font-style-complex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090c49"/>
    </style:style>
    <style:style style:name="T21" style:family="text">
      <style:text-properties fo:font-size="10pt" officeooo:rsid="0005e432" style:font-size-asian="10pt" style:font-size-complex="10pt"/>
    </style:style>
    <style:style style:name="T22" style:family="text">
      <style:text-properties fo:font-size="10pt" officeooo:rsid="000687f8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Oliver Robinson</text:span></text:p>
      <text:p text:style-name="P1">13 Conveth Place, Laurencekirk, Aberdeenshire, AB30 1AD </text:p>
      <text:p text:style-name="P1">+44 7568 760216 | <text:a xlink:type="simple" xlink:href="mailto:oliver.stewart.robinson@gmail.com" text:style-name="Internet_20_link" text:visited-style-name="Visited_20_Internet_20_Link"><text:span text:style-name="Internet_20_link">oliver.stewart.robinson@gmail.com</text:span></text:a></text:p>
      <text:p text:style-name="P2" loext:marker-style-name="T2"/>
      <text:p text:style-name="P1" loext:marker-style-name="T2"><text:span text:style-name="T2">About me:</text:span><text:span text:style-name="T2"/></text:p>
      <text:p text:style-name="P3"><text:span text:style-name="T3">I am currently in my</text:span><text:span text:style-name="T4"> 2</text:span><text:span text:style-name="T5">nd</text:span><text:span text:style-name="T4"> year</text:span> <text:span text:style-name="T6">of Computer Science at the University of Dundee, </text:span><text:span text:style-name="T7">developing skills in programming, problem solving. </text:span><text:span text:style-name="T8">Looking forward to applying my knowledge to real-world problems to improve people’s day-to-day lives, while continuing to further my understanding of the field. I am particularity interested in software development and </text:span><text:span text:style-name="T9">education aspiring to teach high school computing after getting more experience in industry.</text:span></text:p>
      <text:p text:style-name="P4" loext:marker-style-name="T2"/>
      <text:p text:style-name="P5"><text:span text:style-name="T10">Technical </text:span><text:span text:style-name="T2">Skills</text:span>:</text:p>
      <text:list text:style-name="WWNum2">
        <text:list-item>
          <text:p text:style-name="P6">Programming Languages – <text:span text:style-name="T11">Python, Java, C</text:span></text:p>
        </text:list-item>
        <text:list-item>
          <text:p text:style-name="P6">Software Tools – <text:span text:style-name="T11">Git, Unix, VS code</text:span></text:p>
        </text:list-item>
        <text:list-item>
          <text:p text:style-name="P6">Web Development –<text:span text:style-name="T11"> </text:span><text:span text:style-name="T12">HTML, CSS, JavaScript</text:span></text:p>
          <text:p text:style-name="P7"/>
        </text:list-item>
      </text:list>
      <text:p text:style-name="P8" loext:marker-style-name="T11">University of Dundee:</text:p>
      <text:p text:style-name="P9">BSc Computer Science | September 2024 – Present</text:p>
      <text:list text:style-name="L1">
        <text:list-item>
          <text:p text:style-name="P10">Learning programming theory (data structures, algorithms) and applying it across various <text:span text:style-name="T13">languages</text:span></text:p>
        </text:list-item>
        <text:list-item>
          <text:p text:style-name="P10">Designing and creating small projects <text:span text:style-name="T13">individually and collaboratively</text:span></text:p>
        </text:list-item>
        <text:list-item>
          <text:p text:style-name="P11"><text:span text:style-name="T14">Improving attention to detail and problem solving skills through weekly labs </text:span><text:span text:style-name="T15">sessions</text:span></text:p>
        </text:list-item>
      </text:list>
      <text:p text:style-name="P12"/>
      <text:p text:style-name="P13" loext:marker-style-name="T2"><text:line-break/>Work Experience:</text:p>
      <text:p text:style-name="P14" loext:marker-style-name="T2"><text:span text:style-name="T16">Duncan’s of Deeside Ltd</text:span><text:span text:style-name="T2">:</text:span></text:p>
      <text:p text:style-name="P14" loext:marker-style-name="T17"><text:span text:style-name="T18">Temporary Production Operative </text:span><text:span text:style-name="T17">| Laurencekirk | </text:span><text:span text:style-name="T18">June – September 2025</text:span></text:p>
      <text:list text:style-name="WWNum5">
        <text:list-item>
          <text:p text:style-name="P15" loext:marker-style-name="T19">Working efficiently on a fast paced production line <text:span text:style-name="T4">for</text:span> cutting, packaging and boxing shortbread products <text:span text:style-name="T4">while working as a team </text:span></text:p>
        </text:list-item>
        <text:list-item>
          <text:p text:style-name="P15" loext:marker-style-name="T19">Ensur<text:span text:style-name="T4">ing consistent quality by adhering to hygiene and production standards</text:span></text:p>
        </text:list-item>
        <text:list-item>
          <text:p text:style-name="P16" loext:marker-style-name="T19">Preparing finished product for shipment <text:span text:style-name="T20">by labelling, wrapping and transporting on pallet trucks to the warehouse</text:span></text:p>
        </text:list-item>
      </text:list>
      <text:p text:style-name="P13" loext:marker-style-name="T2"/>
      <text:p text:style-name="P13" loext:marker-style-name="T2">Castleton Farm:</text:p>
      <text:p text:style-name="P17" loext:marker-style-name="T2"><text:span text:style-name="T17">KP/Salads | Fordoun |June – September 2024</text:span></text:p>
      <text:list text:style-name="WWNum6">
        <text:list-item>
          <text:p text:style-name="P18"><text:span text:style-name="T19">General KP duties – Washing and storing dishes, taking bins out, ensuring the rest of the kitchen had enough ingredients.</text:span></text:p>
        </text:list-item>
        <text:list-item>
          <text:p text:style-name="P18"><text:span text:style-name="T19">General Salad duties – prepari</text:span><text:span text:style-name="T21">n</text:span><text:span text:style-name="T19">g a variety of salad dishes to meet customer orders, ensuring good presentation.</text:span></text:p>
        </text:list-item>
        <text:list-item>
          <text:p text:style-name="P18"><text:span text:style-name="T19">Preparing Food – </text:span><text:span text:style-name="T22">L</text:span><text:span text:style-name="T19">arge batches of Tuna/Chicken Mayo Filling, Coleslaw, Bacon, Fish, Cheese and Veg.</text:span></text:p>
        </text:list-item>
        <text:list-item>
          <text:p text:style-name="P18"><text:span text:style-name="T19">General Cleaning duties – mopping/sweeping, ensuring worktops/stations are clean for next day.</text:span></text:p>
        </text:list-item>
      </text:list>
      <text:p text:style-name="P19" loext:marker-style-name="T2"/>
      <text:p text:style-name="P14" loext:marker-style-name="T2"><text:span text:style-name="T2">Sport Aberdeen:</text:span></text:p>
      <text:p text:style-name="P14" loext:marker-style-name="T17"><text:span text:style-name="T17">Ski Instructor Work Shadowing |Aberdeen| February – March 2024</text:span></text:p>
      <text:list text:style-name="WWNum4">
        <text:list-item>
          <text:p text:style-name="P20" loext:marker-style-name="T19"><text:span text:style-name="T19">Leading and planning hour long lessons for children of varying ability.</text:span></text:p>
        </text:list-item>
        <text:list-item>
          <text:p text:style-name="P20" loext:marker-style-name="T19"><text:span text:style-name="T19">Being approachable, positive and patient always, especially when teaching children with additional support needs.</text:span></text:p>
        </text:list-item>
        <text:list-item>
          <text:p text:style-name="P20" loext:marker-style-name="T19"><text:span text:style-name="T19">Developing and correcting skiing technique using demonstrations and verbal communication.</text:span></text:p>
        </text:list-item>
        <text:list-item>
          <text:p text:style-name="P20" loext:marker-style-name="T19"><text:span text:style-name="T19">Working as a team with the instructor I was shadowing.</text:span></text:p>
        </text:list-item>
      </text:list>
      <text:p text:style-name="P21" loext:marker-style-name="T2"/>
      <text:p text:style-name="P13" loext:marker-style-name="T2"><text:soft-page-break/></text:p>
      <text:p text:style-name="P13" loext:marker-style-name="T2">Poppies Pre-School Ltd:</text:p>
      <text:p text:style-name="P17" loext:marker-style-name="T17"><text:span text:style-name="T17">General Assistant | Laurencekirk | July 2023 – September 2024 </text:span></text:p>
      <text:list text:style-name="WWNum1">
        <text:list-item>
          <text:p text:style-name="P22" loext:marker-style-name="T19"><text:span text:style-name="T19">Undertaking general domestic duties such as cleaning bathrooms, hovering, washing up and general tidying.</text:span></text:p>
        </text:list-item>
        <text:list-item>
          <text:p text:style-name="P22" loext:marker-style-name="T19"><text:span text:style-name="T19">Working as a member of a team under direction of the staff.</text:span></text:p>
        </text:list-item>
        <text:list-item>
          <text:p text:style-name="P22" loext:marker-style-name="T19"><text:span text:style-name="T19">Playing games, story-telling and general supervision.</text:span></text:p>
        </text:list-item>
        <text:list-item>
          <text:p text:style-name="P22" loext:marker-style-name="T19"><text:span text:style-name="T19">Always remaining patient and friendly, especially when working with children with additional support needs.</text:span></text:p>
        </text:list-item>
      </text:list>
      <text:p text:style-name="P13" loext:marker-style-name="T2"/>
      <text:p text:style-name="P17" loext:marker-style-name="T2"><text:span text:style-name="T2"><text:line-break/>References:</text:span></text:p>
      <text:h text:style-name="P23" text:outline-level="3">Available upon request</text:h>
      <text:h text:style-name="P23" text:outline-level="3"/>
      <text:h text:style-name="P24" text:outline-level="3">NEED TO FIND INTERNSHIP TO APPLY FOR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loext:linked-style-name="Heading_20_3_20_Char" style:default-outline-level="3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system" style:font-pitch-asian="variable" style:font-size-asian="13.5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system" style:font-pitch-asian="variable" style:font-size-asian="13.5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go" style:family="text" style:parent-style-name="Default_20_Paragraph_20_Fon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="Calibri" fo:font-family="Calibri" style:font-family-generic="roman" style:font-pitch="variable" fo:font-size="11pt" fo:font-weight="normal" style:font-size-asian="11pt" style:font-weight-asian="normal" style:font-name-complex="Calibri1" style:font-family-complex="Calibri" style:font-family-generic-complex="system" style:font-pitch-complex="variable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liver robinson</meta:initial-creator>
    <meta:editing-cycles>67</meta:editing-cycles>
    <meta:print-date>2024-05-20T10:55:00</meta:print-date>
    <meta:creation-date>2024-04-11T19:16:00</meta:creation-date>
    <dc:date>2025-10-21T18:50:24.748867000</dc:date>
    <meta:editing-duration>PT19H40M15S</meta:editing-duration>
    <meta:generator>LibreOffice/25.8.2.2$Windows_X86_64 LibreOffice_project/d401f2107ccab8f924a8e2df40f573aab7605b6f</meta:generator>
    <meta:document-statistic meta:table-count="0" meta:image-count="0" meta:object-count="0" meta:page-count="2" meta:paragraph-count="42" meta:word-count="416" meta:character-count="2838" meta:non-whitespace-character-count="2468"/>
    <meta:user-defined meta:name="AppVersion">16.0000</meta:user-defined>
    <meta:user-defined meta:name="MSIP_Label_a618d1e0-f5d7-4da7-8ddd-3b83021a2c85_ActionId">d4a0b032-cff1-44c3-98de-976e17a0c19e</meta:user-defined>
    <meta:user-defined meta:name="MSIP_Label_a618d1e0-f5d7-4da7-8ddd-3b83021a2c85_ContentBits">0</meta:user-defined>
    <meta:user-defined meta:name="MSIP_Label_a618d1e0-f5d7-4da7-8ddd-3b83021a2c85_Enabled">true</meta:user-defined>
    <meta:user-defined meta:name="MSIP_Label_a618d1e0-f5d7-4da7-8ddd-3b83021a2c85_Method" meta:value-type="string">Standard</meta:user-defined>
    <meta:user-defined meta:name="MSIP_Label_a618d1e0-f5d7-4da7-8ddd-3b83021a2c85_Name" meta:value-type="string">Private</meta:user-defined>
    <meta:user-defined meta:name="MSIP_Label_a618d1e0-f5d7-4da7-8ddd-3b83021a2c85_SetDate" meta:value-type="string">2025-05-22T16:17:38Z</meta:user-defined>
    <meta:user-defined meta:name="MSIP_Label_a618d1e0-f5d7-4da7-8ddd-3b83021a2c85_SiteId" meta:value-type="string">ae323139-093a-4d2a-81a6-5d334bcd9019</meta:user-defined>
    <meta:user-defined meta:name="MSIP_Label_a618d1e0-f5d7-4da7-8ddd-3b83021a2c85_Tag" meta:value-type="string">10, 3, 0, 1</meta:user-defined>
    <meta:template xlink:type="simple" xlink:actuate="onRequest" xlink:title="Normal.dotm" xlink:href=""/>
  </office:meta>
</office:document-meta>
</file>